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text-properties fo:language="en" fo:country="US"/>
    </style:style>
    <style:style style:name="P6" style:family="paragraph" style:parent-style-name="Text_20_body">
      <style:text-properties fo:language="en" fo:country="US" fo:font-weight="normal" officeooo:rsid="00131622" officeooo:paragraph-rsid="001365f3" style:font-weight-asian="normal" style:font-weight-complex="normal"/>
    </style:style>
    <style:style style:name="P7" style:family="paragraph" style:parent-style-name="Text_20_body">
      <style:text-properties fo:language="en" fo:country="US" fo:font-weight="bold" officeooo:rsid="0009ef1c" officeooo:paragraph-rsid="0009ef1c" style:font-weight-asian="bold" style:font-weight-complex="bold"/>
    </style:style>
    <style:style style:name="P8" style:family="paragraph" style:parent-style-name="Text_20_body">
      <style:text-properties fo:language="en" fo:country="US" fo:font-weight="bold" officeooo:rsid="0015028d" officeooo:paragraph-rsid="0015028d" style:font-weight-asian="bold" style:font-weight-complex="bold"/>
    </style:style>
    <style:style style:name="P9"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10"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11"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12"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paragraph-properties fo:break-before="page"/>
      <style:text-properties fo:language="en" fo:country="US" fo:font-weight="bold" officeooo:rsid="0009ef1c" officeooo:paragraph-rsid="0009ef1c" style:font-weight-asian="bold" style:font-weight-complex="bold"/>
    </style:style>
    <style:style style:name="P16" style:family="paragraph" style:parent-style-name="Text_20_body">
      <style:paragraph-properties fo:break-before="page"/>
      <style:text-properties fo:language="en" fo:country="US" fo:font-weight="bold" officeooo:rsid="0009ef1c" officeooo:paragraph-rsid="0009ef1c"/>
    </style:style>
    <style:style style:name="P17"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18"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9"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4pt" fo:language="en" fo:country="US" fo:font-weight="normal" officeooo:rsid="0017880c" officeooo:paragraph-rsid="0017880c"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26"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30" style:family="paragraph" style:parent-style-name="Text_20_body">
      <style:paragraph-properties fo:text-align="justify" style:justify-single-word="false" fo:break-before="page"/>
      <style:text-properties fo:language="en" fo:country="US" fo:font-style="normal" fo:font-weight="normal" officeooo:rsid="00131622" officeooo:paragraph-rsid="0009ef1c" style:font-style-asian="normal" style:font-weight-asian="normal" style:font-style-complex="normal" style:font-weight-complex="normal"/>
    </style:style>
    <style:style style:name="T1" style:family="text">
      <style:text-properties officeooo:rsid="000af22f"/>
    </style:style>
    <style:style style:name="T2" style:family="text">
      <style:text-properties fo:font-weight="normal" style:font-weight-asian="normal" style:font-weight-complex="normal"/>
    </style:style>
    <style:style style:name="T3" style:family="text">
      <style:text-properties fo:font-weight="normal" officeooo:rsid="00154778" style:font-weight-asian="normal" style:font-weight-complex="normal"/>
    </style:style>
    <style:style style:name="T4" style:family="text">
      <style:text-properties officeooo:rsid="001365f3"/>
    </style:style>
    <style:style style:name="T5" style:family="text">
      <style:text-properties style:text-line-through-style="none" style:text-line-through-type="none" style:text-underline-style="none"/>
    </style:style>
    <style:style style:name="T6" style:family="text">
      <style:text-properties style:text-line-through-style="none" style:text-line-through-type="none" style:text-underline-style="none" officeooo:rsid="000b7db3"/>
    </style:style>
    <style:style style:name="T7" style:family="text">
      <style:text-properties style:text-line-through-style="none" style:text-line-through-type="none" style:text-underline-style="none" officeooo:rsid="001924e8"/>
    </style:style>
    <style:style style:name="T8" style:family="text">
      <style:text-properties style:text-line-through-style="none" style:text-line-through-type="none" style:text-underline-style="none" officeooo:rsid="001989ee"/>
    </style:style>
    <style:style style:name="T9" style:family="text">
      <style:text-properties style:text-line-through-style="none" style:text-line-through-type="none" style:text-underline-style="none" officeooo:rsid="001ab56f"/>
    </style:style>
    <style:style style:name="T10" style:family="text">
      <style:text-properties style:text-line-through-style="none" style:text-line-through-type="none" style:text-underline-style="none" officeooo:rsid="001b7dec"/>
    </style:style>
    <style:style style:name="T11" style:family="text">
      <style:text-properties style:text-line-through-style="none" style:text-line-through-type="none" style:text-underline-style="none" officeooo:rsid="001ea575"/>
    </style:style>
    <style:style style:name="T12" style:family="text">
      <style:text-properties style:text-line-through-style="none" style:text-line-through-type="none" style:text-underline-style="none" officeooo:rsid="0020a195"/>
    </style:style>
    <style:style style:name="T13" style:family="text">
      <style:text-properties style:text-line-through-style="none" style:text-line-through-type="none" style:text-underline-style="none" officeooo:rsid="002116e9"/>
    </style:style>
    <style:style style:name="T14" style:family="text">
      <style:text-properties style:text-line-through-style="none" style:text-line-through-type="none" fo:font-style="normal" style:text-underline-style="none" officeooo:rsid="001121f4" style:font-style-asian="normal" style:font-style-complex="normal"/>
    </style:style>
    <style:style style:name="T15" style:family="text">
      <style:text-properties style:text-line-through-style="none" style:text-line-through-type="none" fo:font-style="normal" style:text-underline-style="none" officeooo:rsid="001ab56f" style:font-style-asian="normal" style:font-style-complex="normal"/>
    </style:style>
    <style:style style:name="T16" style:family="text">
      <style:text-properties style:text-line-through-style="none" style:text-line-through-type="none" fo:font-style="normal" style:text-underline-style="none" officeooo:rsid="00113246" style:font-style-asian="normal" style:font-style-complex="normal"/>
    </style:style>
    <style:style style:name="T17" style:family="text">
      <style:text-properties style:text-line-through-style="none" style:text-line-through-type="none" fo:font-style="normal" style:text-underline-style="none" officeooo:rsid="00120c0e" style:font-style-asian="normal" style:font-style-complex="normal"/>
    </style:style>
    <style:style style:name="T18" style:family="text">
      <style:text-properties style:text-line-through-style="none" style:text-line-through-type="none" fo:font-style="normal" style:text-underline-style="none" officeooo:rsid="00131622"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esign and Implementation of Mobile Applications</text:h>
      <text:p text:style-name="P4"/>
      <text:p text:style-name="P9"/>
      <text:p text:style-name="P9">Oleggo</text:p>
      <text:p text:style-name="P9"/>
      <text:p text:style-name="P1">Falci Angelo</text:p>
      <text:p text:style-name="P1">Gallego Julian</text:p>
      <text:p text:style-name="P1"/>
      <text:p text:style-name="P2">Teacher: Baresi Franco</text:p>
      <text:p text:style-name="P2"/>
      <text:p text:style-name="P2"/>
      <text:p text:style-name="P3">Design document</text:p>
      <text:p text:style-name="P17">Chapter 1</text:p>
      <text:p text:style-name="P10">Introduction</text:p>
      <text:p text:style-name="P11">1.1 Purpose</text:p>
      <text:p text:style-name="P19">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19">This project is implemented as an outcome of the project “Design and Implementation of mobile applications”.</text:p>
      <text:p text:style-name="P19"/>
      <text:p text:style-name="P20">1.1.1 Intended audience</text:p>
      <text:p text:style-name="P21">This document is realized for all people participating in and/or supervising the project:</text:p>
      <text:list xml:id="list1593225013" text:style-name="L1">
        <text:list-item>
          <text:p text:style-name="P22">Expected audience of this document is the developers and anyone who in-tends to develop on this program</text:p>
        </text:list-item>
        <text:list-item>
          <text:p text:style-name="P26">Developers who can review project's capabilities and more easily understand where their eforts should be targeted to improve or add more features to it (it sets the guidelines for future development).</text:p>
        </text:list-item>
        <text:list-item>
          <text:p text:style-name="P23">Project testers can use this document as a base for their testing strategy as some bugs are easier to find using this document. This way testing becomes more methodically organized. </text:p>
        </text:list-item>
        <text:list-item>
          <text:p text:style-name="P23">End users of this application who wish to read about what this project can do.</text:p>
        </text:list-item>
      </text:list>
      <text:p text:style-name="P24"/>
      <text:p text:style-name="P25">1.2 Scope</text:p>
      <text:p text:style-name="P12"><text:span text:style-name="T5">The goal of Oleggo </text:span><text:span text:style-name="T6">is to create an application that can be used by student</text:span><text:span text:style-name="T8">s</text:span><text:span text:style-name="T6"> to take notes or look for a word in a fast way to reduce the dead times. </text:span><text:span text:style-name="T7">An other advantage is that </text:span><text:span text:style-name="T8">the</text:span><text:span text:style-name="T7"> student</text:span><text:span text:style-name="T8">s</text:span><text:span text:style-name="T7"> can have always with </text:span><text:span text:style-name="T8">them their notes and a personal dictionary with the words that were more complicated for them. They also can save like favorite the most important note in order to find them in the home page.</text:span><text:span text:style-name="T6"><text:line-break/>But it can also be used by anyone that want to save in </text:span><text:span text:style-name="T8">own</text:span><text:span text:style-name="T6"> phone all books he/she is reading or read in the past and, for each book, save the notes inserted or word searched and also the bookmark.<text:line-break/></text:span><text:span text:style-name="T8">To take notes with Oleggo will be fast mostly because it is possible insert note or word using a speech recognized alternatively to write it.</text:span></text:p>
      <text:p text:style-name="P27"/>
      <text:p text:style-name="P29">1.3 Goals</text:p>
      <text:p text:style-name="P28">The system has to provide these features:</text:p>
      <text:p text:style-name="P13"><text:span text:style-name="T5">[G</text:span><text:span text:style-name="T9">1</text:span><text:span text:style-name="T5">] </text:span><text:span text:style-name="T14">User can insert a new book inserting the ISBN </text:span><text:span text:style-name="T15">writing it </text:span><text:span text:style-name="T14">or reading it using the bar-code reader in the app.</text:span><text:span text:style-name="T5"><text:line-break/>[G</text:span><text:span text:style-name="T9">2</text:span><text:span text:style-name="T5">] </text:span><text:span text:style-name="T14">For each book inserted, and not finished yet, user can insert and modify a bookmark.</text:span><text:span text:style-name="T5"><text:line-break/>[G</text:span><text:span text:style-name="T9">3</text:span><text:span text:style-name="T5">] </text:span><text:span text:style-name="T16">For each book inserted user can insert a note writing it </text:span><text:span text:style-name="T15">or using speech recognize</text:span><text:span text:style-name="T17">, and he/she can also add the page of the book.</text:span><text:span text:style-name="T5"><text:line-break/>[G</text:span><text:span text:style-name="T9">4</text:span><text:span text:style-name="T5">] </text:span><text:span text:style-name="T17">For each book inserted user can search the meaning of a word</text:span><text:span text:style-name="T19"> </text:span><text:span text:style-name="T17">and add it in her/his personal dictionary. The word </text:span><text:span text:style-name="T18">it remain connected with the book so user have a global dictionary and many little dictionary for each book.</text:span><text:span text:style-name="T5"><text:line-break/>[G</text:span><text:span text:style-name="T9">5</text:span><text:span text:style-name="T5">] </text:span><text:span text:style-name="T10">User can select an “active book” and all notes and word user insert will be connected to this book.</text:span><text:span text:style-name="T5"><text:line-break/>[G</text:span><text:span text:style-name="T9">6</text:span><text:span text:style-name="T5">] </text:span><text:span text:style-name="T11">Use</text:span><text:span text:style-name="T12">r</text:span><text:span text:style-name="T11"> can </text:span><text:span text:style-name="T12">choose to see all favorite notes or </text:span><text:span text:style-name="T13">all notes connected to a certain book.<text:line-break/>[G7] User can choose to see all words in the dictionary or all words connected to a certain book.</text:span></text:p>
      <text:p text:style-name="P30"/>
      <text:p text:style-name="P16">ARCHITECTURE AND TOOLS CHOSEN</text:p>
      <text:p text:style-name="P6">To develops Oleggo we used the tool Nativescript.<text:line-break/><text:span text:style-name="T4">This tool can be used for cross-platform development, so our app can run in Android or IOS system. <text:s/>It is possible code for Nativescript in JavaScript or in TypeScript, for Oleggo we chose the first. Other language used for the graphics are XML and CSS.<text:line-break/></text:span></text:p>
      <text:p text:style-name="P8">Why NativeScript?</text:p>
      <text:p text:style-name="P8"><text:span text:style-name="T2">There are a lot of motivations.</text:span><text:line-break/><text:span text:style-name="T2">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3">beautiful </text:span><text:span text:style-name="T2">graphics components that, without these templates, are </text:span><text:span text:style-name="T3">very hard to do so beatiful (for example the drawer menu)</text:span><text:span text:style-name="T2">.</text:span></text:p>
      <text:p text:style-name="P14">DETAILS DESCRIPTION OF COMPONENTS USED</text:p>
      <text:p text:style-name="P5"/>
      <text:p text:style-name="P7"/>
      <text:p text:style-name="P15">USER <text:span text:style-name="T1">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43M32S</meta:editing-duration>
    <meta:editing-cycles>10</meta:editing-cycles>
    <meta:generator>LibreOffice/5.4.1.2$Windows_x86 LibreOffice_project/ea7cb86e6eeb2bf3a5af73a8f7777ac570321527</meta:generator>
    <dc:date>2017-12-27T00:28:21.596000000</dc:date>
    <meta:initial-creator>Dimitar</meta:initial-creator>
    <meta:document-statistic meta:table-count="0" meta:image-count="0" meta:object-count="0" meta:page-count="6" meta:paragraph-count="28" meta:word-count="663" meta:character-count="3792" meta:non-whitespace-character-count="3158"/>
    <meta:user-defined meta:name="Info 1"/>
    <meta:user-defined meta:name="Info 2"/>
    <meta:user-defined meta:name="Info 3"/>
    <meta:user-defined meta:name="Info 4"/>
  </office:meta>
</office:document-meta>
</file>